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>LAB 1 – KIỂM THỬ NÂNG CAO</text:p>
      <text:p text:style-name="Standard">===================================================================</text:p>
      <text:p text:style-name="Standard">MỤC TIÊU</text:p>
      <text:p text:style-name="Standard">- Hiểu được các quy trình phát triển phần mềm.</text:p>
      <text:p text:style-name="Standard">- Hiểu quy trình kiểm thử.</text:p>
      <text:p text:style-name="Standard">- Trình bày được automation testing.</text:p>
      <text:p text:style-name="Standard">=====================================================================</text:p>
      <text:p text:style-name="Standard">BÀI 1: TÌM HIỂU VÀ PHÂN TÍCH CÁC QUY TRÌNH PHÁT TRIỂN PHẦN MỀM</text:p>
      <text:p text:style-name="Standard">=====================================================================</text:p>
      <text:p text:style-name="Standard">---------------------------------------------------------------------</text:p>
      <text:p text:style-name="Standard">1. MÔ HÌNH WATERFALL (THÁC NƯỚC)</text:p>
      <text:p text:style-name="Standard">---------------------------------------------------------------------</text:p>
      <text:p text:style-name="Standard">Khái niệm:</text:p>
      <text:p text:style-name="Standard">Waterfall là mô hình phát triển phần mềm theo dạng tuyến tính, tuần tự từ giai đoạn đầu đến cuối. </text:p>
      <text:p text:style-name="Standard">Giai đoạn sau chỉ bắt đầu khi giai đoạn trước hoàn tất 100%.</text:p>
      <text:p text:style-name="Standard"/>
      <text:p text:style-name="Standard">Các giai đoạn:</text:p>
      <text:p text:style-name="Standard">1. Thu thập yêu cầu</text:p>
      <text:p text:style-name="Standard">2. Phân tích hệ thống</text:p>
      <text:p text:style-name="Standard">3. Thiết kế hệ thống</text:p>
      <text:p text:style-name="Standard">4. Lập trình (Coding)</text:p>
      <text:p text:style-name="Standard">5. Kiểm thử (Testing)</text:p>
      <text:p text:style-name="Standard">6. Triển khai &amp; bảo trì</text:p>
      <text:p text:style-name="Standard"/>
      <text:p text:style-name="Standard">Ưu điểm:</text:p>
      <text:p text:style-name="Standard"><text:soft-page-break/>- Quy trình rõ ràng, dễ quản lý.</text:p>
      <text:p text:style-name="Standard">- Tài liệu đầy đủ.</text:p>
      <text:p text:style-name="Standard"/>
      <text:p text:style-name="Standard">Nhược điểm:</text:p>
      <text:p text:style-name="Standard">- Không linh hoạt, khó thay đổi yêu cầu.</text:p>
      <text:p text:style-name="Standard">- Kiểm thử diễn ra muộn dễ dẫn đến chi phí sửa lỗi cao.</text:p>
      <text:p text:style-name="Standard"/>
      <text:p text:style-name="Standard">Công việc kiểm thử trong Waterfall:</text:p>
      <text:p text:style-name="Standard">- Viết test case dựa trên tài liệu SRS.</text:p>
      <text:p text:style-name="Standard">- Chuẩn bị test ở giai đoạn thiết kế.</text:p>
      <text:p text:style-name="Standard">- Chạy test sau khi coding hoàn tất.</text:p>
      <text:p text:style-name="Standard">- Thực hiện System Test và Regression Test.</text:p>
      <text:p text:style-name="Standard"/>
      <text:p text:style-name="Standard">---------------------------------------------------------------------</text:p>
      <text:p text:style-name="Standard">2. MÔ HÌNH V-MODEL (VERIFICATION &amp; VALIDATION MODEL)</text:p>
      <text:p text:style-name="Standard">---------------------------------------------------------------------</text:p>
      <text:p text:style-name="Standard">Khái niệm:</text:p>
      <text:p text:style-name="Standard">V-Model là mô hình phát triển đặt kiểm thử song song với từng giai đoạn phát triển. </text:p>
      <text:p text:style-name="Standard">Mỗi bước thiết kế đều có bước kiểm thử tương ứng.</text:p>
      <text:p text:style-name="Standard"/>
      <text:p text:style-name="Standard">Các giai đoạn chính:</text:p>
      <text:p text:style-name="Standard">1. Phân tích yêu cầu → Acceptance Test</text:p>
      <text:p text:style-name="Standard">2. Thiết kế hệ thống → System Test</text:p>
      <text:p text:style-name="Standard">3. Thiết kế kiến trúc → Integration Test</text:p>
      <text:p text:style-name="Standard">4. Thiết kế chi tiết → Unit Test</text:p>
      <text:p text:style-name="Standard">5. Lập trình</text:p>
      <text:p text:style-name="Standard"><text:soft-page-break/>6. Thực thi các mức test tương ứng</text:p>
      <text:p text:style-name="Standard"/>
      <text:p text:style-name="Standard">Ưu điểm:</text:p>
      <text:p text:style-name="Standard">- Phát hiện lỗi sớm.</text:p>
      <text:p text:style-name="Standard">- Kiểm thử có kế hoạch từ đầu.</text:p>
      <text:p text:style-name="Standard"/>
      <text:p text:style-name="Standard">Nhược điểm:</text:p>
      <text:p text:style-name="Standard">- Phụ thuộc mạnh vào tài liệu.</text:p>
      <text:p text:style-name="Standard">- Cứng nhắc, khó thay đổi.</text:p>
      <text:p text:style-name="Standard"/>
      <text:p text:style-name="Standard">Công việc kiểm thử trong V-Model:</text:p>
      <text:p text:style-name="Standard">- Chuẩn bị test case tương ứng từng mức (Unit, Integration, System, Acceptance).</text:p>
      <text:p text:style-name="Standard">- Kiểm thử song song với dev.</text:p>
      <text:p text:style-name="Standard">- Đảm bảo mỗi tài liệu thiết kế có test tương ứng.</text:p>
      <text:p text:style-name="Standard"/>
      <text:p text:style-name="Standard">---------------------------------------------------------------------</text:p>
      <text:p text:style-name="Standard">3. MÔ HÌNH AGILE</text:p>
      <text:p text:style-name="Standard">---------------------------------------------------------------------</text:p>
      <text:p text:style-name="Standard">Khái niệm:</text:p>
      <text:p text:style-name="Standard">Agile là mô hình phát triển linh hoạt theo từng Sprint ngắn, chú trọng phản hồi liên tục, </text:p>
      <text:p text:style-name="Standard">phát triển – kiểm thử – triển khai diễn ra lặp lại.</text:p>
      <text:p text:style-name="Standard"/>
      <text:p text:style-name="Standard">Các nguyên tắc Agile:</text:p>
      <text:p text:style-name="Standard">- Ưu tiên cá nhân &amp; tương tác hơn quy trình.</text:p>
      <text:p text:style-name="Standard">- Chấp nhận thay đổi.</text:p>
      <text:p text:style-name="Standard">- Giao sản phẩm sớm và liên tục.</text:p>
      <text:p text:style-name="Standard"><text:soft-page-break/>- Làm việc theo sprint ngắn.</text:p>
      <text:p text:style-name="Standard"/>
      <text:p text:style-name="Standard">Các giai đoạn Agile (Scrum):</text:p>
      <text:p text:style-name="Standard">1. Sprint Planning</text:p>
      <text:p text:style-name="Standard">2. Thiết kế – phát triển</text:p>
      <text:p text:style-name="Standard">3. Kiểm thử liên tục</text:p>
      <text:p text:style-name="Standard">4. Review</text:p>
      <text:p text:style-name="Standard">5. Retrospective</text:p>
      <text:p text:style-name="Standard"/>
      <text:p text:style-name="Standard">Công việc kiểm thử trong Agile:</text:p>
      <text:p text:style-name="Standard">- Tester tham gia từ Sprint Planning.</text:p>
      <text:p text:style-name="Standard">- Viết test case theo User Story.</text:p>
      <text:p text:style-name="Standard">- Test liên tục theo từng build.</text:p>
      <text:p text:style-name="Standard">- Regression cuối mỗi sprint.</text:p>
      <text:p text:style-name="Standard">- Kết hợp manual + automation.</text:p>
      <text:p text:style-name="Standard"/>
      <text:p text:style-name="Standard">=====================================================================</text:p>
      <text:p text:style-name="Standard">BÀI 2: SO SÁNH MANUAL TESTING &amp; AUTOMATION TESTING</text:p>
      <text:p text:style-name="Standard">=====================================================================</text:p>
      <text:p text:style-name="Standard"/>
      <text:p text:style-name="Standard">a. So sánh quy trình:</text:p>
      <text:p text:style-name="Standard">- Manual: người thực thi từng bước.</text:p>
      <text:p text:style-name="Standard">- Automation: công cụ tự động chạy test script.</text:p>
      <text:p text:style-name="Standard"/>
      <text:p text:style-name="Standard">b. Ưu – nhược điểm:</text:p>
      <text:p text:style-name="Standard">Manual – ưu: linh hoạt, phù hợp UI/UX.</text:p>
      <text:p text:style-name="Standard"><text:soft-page-break/>Manual – nhược: chậm, dễ sai khi test nhiều lần.</text:p>
      <text:p text:style-name="Standard"/>
      <text:p text:style-name="Standard">Automation – ưu: nhanh, chính xác, chạy lặp tốt.</text:p>
      <text:p text:style-name="Standard">Automation – nhược: chi phí cao, cần kỹ năng code.</text:p>
      <text:p text:style-name="Standard"/>
      <text:p text:style-name="Standard">c. Các tình huống áp dụng:</text:p>
      <text:p text:style-name="Standard">Manual: test giao diện, test khám phá, test nhỏ.</text:p>
      <text:p text:style-name="Standard">Automation: regression, API test, hiệu năng, test lặp.</text:p>
      <text:p text:style-name="Standard"/>
      <text:p text:style-name="Standard">=====================================================================</text:p>
      <text:p text:style-name="Standard">BÀI 3: CÁC TIÊU CHÍ LỰA CHỌN TOOL AUTOMATION</text:p>
      <text:p text:style-name="Standard">=====================================================================</text:p>
      <text:p text:style-name="Standard">- Dễ sử dụng.</text:p>
      <text:p text:style-name="Standard">- Hỗ trợ ngôn ngữ lập trình của dự án.</text:p>
      <text:p text:style-name="Standard">- Hỗ trợ đa nền tảng, đa trình duyệt.</text:p>
      <text:p text:style-name="Standard">- Cộng đồng mạnh, tài liệu nhiều.</text:p>
      <text:p text:style-name="Standard">- Tích hợp CI/CD.</text:p>
      <text:p text:style-name="Standard">- Độ ổn định của tool.</text:p>
      <text:p text:style-name="Standard">- Chi phí phù hợp.</text:p>
      <text:p text:style-name="Standard"/>
      <text:p text:style-name="Standard">Ví dụ: Selenium, Cypress, Playwright, Appium.</text:p>
      <text:p text:style-name="Standard"/>
      <text:p text:style-name="Standard">“Người ta đưa cho mình dự án triển khai theo 3 dạng Waterfall – V-Model – Agile. </text:p>
      <text:p text:style-name="Standard">Với vai trò Test Lead mình sẽ lên kế hoạch test như thế nào?”</text:p>
      <text:p text:style-name="Standard"/>
      <text:p text:style-name="Standard">→ Ý nghĩa:</text:p>
      <text:p text:style-name="Standard"><text:soft-page-break/>Vì mỗi mô hình có dòng chảy phát triển khác nhau, Test Lead phải lập 3 Test Plan khác nhau.</text:p>
      <text:p text:style-name="Standard"/>
      <text:p text:style-name="Standard">1. Waterfall – Test Lead lập kế hoạch:</text:p>
      <text:p text:style-name="Standard">- Kiểm thử ở giai đoạn cuối.</text:p>
      <text:p text:style-name="Standard">- Viết test case từ sớm nhưng thực thi muộn.</text:p>
      <text:p text:style-name="Standard">- Tập trung System Test &amp; Regression.</text:p>
      <text:p text:style-name="Standard"/>
      <text:p text:style-name="Standard">2. V-Model – Test Lead lập kế hoạch:</text:p>
      <text:p text:style-name="Standard">- Tạo test tương ứng từng tài liệu thiết kế.</text:p>
      <text:p text:style-name="Standard">- Tham gia từ ngày đầu dự án.</text:p>
      <text:p text:style-name="Standard">- Phát hiện lỗi sớm hơn.</text:p>
      <text:p text:style-name="Standard"/>
      <text:p text:style-name="Standard">3. Agile – Test Lead lập kế hoạch:</text:p>
      <text:p text:style-name="Standard">- Kiểm thử liên tục trong sprint.</text:p>
      <text:p text:style-name="Standard">- Viết test theo User Story.</text:p>
      <text:p text:style-name="Standard">- Làm việc chặt với dev &amp; PO.</text:p>
      <text:p text:style-name="Standard">- Cuối sprint chạy regression.</text:p>
      <text:p text:style-name="Standard"/>
      <text:p text:style-name="Standard">→ Kết luận:</text:p>
      <text:p text:style-name="Standard">Test Lead phải điều chỉnh chiến lược test theo từng mô hình để phù hợp quy trình phát triển, </text:p>
      <text:p text:style-name="Standard">đảm bảo tiến độ và chất lượng sản phẩm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/>
    </style:style>
    <style:style style:name="List" style:family="paragraph" style:parent-style-name="Standard" style:default-outline-level="" style:class="list">
      <style:paragraph-properties fo:margin-left="0.25in" fo:margin-right="0in" fo:margin-top="0in" fo:margin-bottom="0.139in" loext:contextual-spacing="true" fo:text-indent="-0.25in" style:auto-text-indent="fals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365f91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39in" fo:margin-bottom="0in" loext:contextual-spacing="false" fo:keep-together="always" fo:keep-with-next="always"/>
      <style:text-properties fo:color="#243f60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in" loext:contextual-spacing="false" fo:keep-together="always" fo:keep-with-next="always"/>
      <style:text-properties fo:color="#243f6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139in" fo:margin-bottom="0in" loext:contextual-spacing="false" fo:keep-together="always" fo:keep-with-next="always"/>
      <style:text-properties fo:color="#40404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139in" fo:margin-bottom="0in" loext:contextual-spacing="false" fo:keep-together="always" fo:keep-with-next="always"/>
      <style:text-properties fo:color="#404040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2083in" loext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Body_20_Text_20_2" style:display-name="Body Text 2" style:family="paragraph" style:parent-style-name="Standard" style:default-outline-level="">
      <style:paragraph-properties fo:margin-top="0in" fo:margin-bottom="0.0835in" loext:contextual-spacing="false" fo:line-height="200%"/>
    </style:style>
    <style:style style:name="Body_20_Text_20_3" style:display-name="Body Text 3" style:family="paragraph" style:parent-style-name="Standard" style:default-outline-level="">
      <style:paragraph-properties fo:margin-top="0in" fo:margin-bottom="0.0835in" loext:contextual-spacing="false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class="list">
      <style:paragraph-properties fo:margin-left="0.5in" fo:margin-right="0in" fo:margin-top="0in" fo:margin-bottom="0.139in" loext:contextual-spacing="true" fo:text-indent="-0.25in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0.75in" fo:margin-right="0in" fo:margin-top="0in" fo:margin-bottom="0.139in" loext:contextual-spacing="true" fo:text-indent="-0.25in" style:auto-text-indent="false"/>
    </style:style>
    <style:style style:name="List_20_Bullet" style:display-name="List Bullet" style:family="paragraph" style:parent-style-name="Standard" style:default-outline-level="">
      <style:paragraph-properties fo:margin-top="0in" fo:margin-bottom="0.139in" loext:contextual-spacing="true"/>
    </style:style>
    <style:style style:name="List_20_Bullet_20_2" style:display-name="List Bullet 2" style:family="paragraph" style:parent-style-name="Standard" style:default-outline-level="">
      <style:paragraph-properties fo:margin-top="0in" fo:margin-bottom="0.139in" loext:contextual-spacing="true"/>
    </style:style>
    <style:style style:name="List_20_Bullet_20_3" style:display-name="List Bullet 3" style:family="paragraph" style:parent-style-name="Standard" style:default-outline-level="">
      <style:paragraph-properties fo:margin-top="0in" fo:margin-bottom="0.139in" loext:contextual-spacing="true"/>
    </style:style>
    <style:style style:name="List_20_Number" style:display-name="List Number" style:family="paragraph" style:parent-style-name="Standard" style:default-outline-level="">
      <style:paragraph-properties fo:margin-top="0in" fo:margin-bottom="0.139in" loext:contextual-spacing="true"/>
    </style:style>
    <style:style style:name="List_20_Number_20_2" style:display-name="List Number 2" style:family="paragraph" style:parent-style-name="Standard" style:default-outline-level="">
      <style:paragraph-properties fo:margin-top="0in" fo:margin-bottom="0.139in" loext:contextual-spacing="true"/>
    </style:style>
    <style:style style:name="List_20_Number_20_3" style:display-name="List Number 3" style:family="paragraph" style:parent-style-name="Standard" style:default-outline-level="">
      <style:paragraph-properties fo:margin-top="0in" fo:margin-bottom="0.139in" loext:contextual-spacing="true"/>
    </style:style>
    <style:style style:name="List_20_Continue" style:display-name="List Continue" style:family="paragraph" style:parent-style-name="Standard" style:default-outline-level="">
      <style:paragraph-properties fo:margin-left="0.25in" fo:margin-right="0in" fo:margin-top="0in" fo:margin-bottom="0.0835in" loext:contextual-spacing="true" fo:text-indent="0in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0.5in" fo:margin-right="0in" fo:margin-top="0in" fo:margin-bottom="0.0835in" loext:contextual-spacing="true" fo:text-indent="0in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0.75in" fo:margin-right="0in" fo:margin-top="0in" fo:margin-bottom="0.0835in" loext:contextual-spacing="true" fo:text-indent="0in" style:auto-text-indent="false"/>
    </style:style>
    <style:style style:name="macro" style:family="paragraph" style:default-outline-level="">
      <style:paragraph-properties fo:margin-top="0in" fo:margin-bottom="0.139in" loext:contextual-spacing="false" fo:line-height="115%" fo:text-align="start" style:justify-single-word="false" fo:orphans="2" fo:widows="2" style:writing-mode="lr-tb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style:default-outline-level="">
      <style:text-properties fo:color="#000000" fo:font-style="italic" style:font-style-asian="italic" style:font-style-complex="italic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65in" fo:margin-right="0.65in" fo:margin-top="0.139in" fo:margin-bottom="0.1945in" loext:contextual-spacing="false" fo:text-indent="0in" style:auto-text-indent="false" fo:padding-left="0in" fo:padding-right="0in" fo:padding-top="0in" fo:padding-bottom="0.0555in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TOC_20_Heading" style:display-name="TOC Heading" style:family="paragraph" style:parent-style-name="Heading_20_1" style:next-style-name="Standard" style:default-outline-level="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35in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ython-docx</meta:initial-creator>
    <dc:description>generated by python-docx</dc:description>
    <meta:editing-cycles>2</meta:editing-cycles>
    <meta:creation-date>2013-12-23T23:15:00</meta:creation-date>
    <dc:date>2025-12-10T17:30:11.446000000</dc:date>
    <meta:editing-duration>PT4M23S</meta:editing-duration>
    <meta:generator>Neat_Office/6.2.8.2$Windows_x86 LibreOffice_project/</meta:generator>
    <meta:document-statistic meta:table-count="0" meta:image-count="0" meta:object-count="0" meta:page-count="6" meta:paragraph-count="124" meta:word-count="819" meta:character-count="4704" meta:non-whitespace-character-count="399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